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Raleway" fo:font-size="17pt" fo:font-style="normal" fo:font-weight="bold"/>
    </style:style>
    <style:style style:name="P4" style:family="paragraph" style:parent-style-name="Text_20_body">
      <style:paragraph-properties fo:text-align="center" style:justify-single-word="false"/>
      <style:text-properties style:font-name="Raleway" fo:font-size="17pt" fo:font-style="normal" fo:font-weight="bold"/>
    </style:style>
    <style:style style:name="P5" style:family="paragraph" style:parent-style-name="Text_20_body">
      <style:text-properties officeooo:paragraph-rsid="001442a6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442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prérequis </text:h>
      <text:p text:style-name="P5"><text:tab/>- Un ordinateur est obligatoire au fonctionnement de cette application.</text:p>
      <text:p text:style-name="P5"><text:tab/>- Les fichiers nécessaires aux fonctions de java ainsi que le dossier de notre application.</text:p>
      <text:p text:style-name="P5"><text:tab/>- <text:span text:style-name="T1">V</text:span>ous devez <text:span text:style-name="T1">être et </text:span>avoir dans le répertoire courant (où vous lancer l'exécution) le dossier <text:tab/>images<text:tab/> <text:span text:style-name="T1">pour ensuite compiler et exécuter l’application.</text:span></text:p>
      <text:p text:style-name="P5"><text:tab/>- <text:span text:style-name="T1">P</text:span>our compiler lancer la commande : javac @compile.list -d [votre répertoire de <text:tab/>paquetage_class]</text:p>
      <text:p text:style-name="P5"><text:tab/>- <text:span text:style-name="T1">P</text:span>our exécuter : java equipe_34.lesSeigneursDuTemps.Controleur</text:p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p text:style-name="P4"/>
      <text:p text:style-name="P4"/>
      <text:h text:style-name="P3" text:outline-level="1"><text:soft-page-break/></text:h>
      <text:h text:style-name="P3" text:outline-level="1">Scénario A</text:h>
      <text:p text:style-name="P1">Conquérir</text:p>
      <text:p text:style-name="Text_20_body"/>
      <text:h text:style-name="Heading_20_2" text:outline-level="2">1)choix action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c’ ou ‘C’.</text:p>
      <text:p text:style-name="Text_20_body"/>
      <text:h text:style-name="Heading_20_2" text:outline-level="2"/>
      <text:h text:style-name="Heading_20_2" text:outline-level="2"/>
      <text:h text:style-name="Heading_20_2" text:outline-level="2">2)choix de la planète</text:h>
      <text:p text:style-name="Text_20_body">La sélection de la planète se fait dans un deuxième temps. On vérifiera à chaque fois qu’une planète est encore disponible.</text:p>
      <text:p text:style-name="Text_20_body"/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Acquisition de planètes invalide.</text:p>
      <text:p text:style-name="Text_20_body">Test 2.4</text:p>
      <text:p text:style-name="Text_20_body">Acquisition de planètes valides.</text:p>
      <text:p text:style-name="Text_20_body">Test 2.5</text:p>
      <text:p text:style-name="Text_20_body">Changement de position du système solaire.</text:p>
      <text:p text:style-name="Text_20_body"/>
      <text:h text:style-name="P2" text:outline-level="1"><text:soft-page-break/>Scénario B</text:h>
      <text:p text:style-name="P1">Libérer</text:p>
      <text:p text:style-name="Text_20_body"/>
      <text:h text:style-name="Heading_20_2" text:outline-level="2">1)choix action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l’ ou ‘L’.</text:p>
      <text:p text:style-name="Text_20_body"/>
      <text:h text:style-name="Heading_20_2" text:outline-level="2"/>
      <text:h text:style-name="Heading_20_2" text:outline-level="2"/>
      <text:h text:style-name="Heading_20_2" text:outline-level="2">2)choix de la planète</text:h>
      <text:p text:style-name="Text_20_body">La sélection de la planète se fait dans un deuxième temps. On vérifiera à chaque fois qu’une planète est encore disponible et qu’il possède bien au moins une planète sur ce système solaire..</text:p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Retirement valide d’un anneau de la planète du joueur en question.</text:p>
      <text:p text:style-name="Text_20_body">Test 2.4</text:p>
      <text:p text:style-name="Text_20_body">Retirement invalide d’un anneau de la planète du joueur en question.</text:p>
      <text:p text:style-name="Text_20_body"><text:line-break/><text:line-break/></text:p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3)replacer un anneaux</text:h>
      <text:p text:style-name="Text_20_body">La sélection de la planète se fait dans un troisième temps. On vérifiera à chaque fois qu’une planète est encore disponible.</text:p>
      <text:p text:style-name="Text_20_body">Test 3.1</text:p>
      <text:p text:style-name="Text_20_body">L’utilisateur saisit toutes valeurs erronées.</text:p>
      <text:p text:style-name="Text_20_body">Test 3.2</text:p>
      <text:p text:style-name="Text_20_body">L’utilisateur saisit la première lettre d’un des systèmes solaires.</text:p>
      <text:p text:style-name="Text_20_body">Test 3.3</text:p>
      <text:p text:style-name="Text_20_body">Acquisition d’une nouvelle planète invalide.</text:p>
      <text:p text:style-name="Text_20_body">Test 3.4</text:p>
      <text:p text:style-name="Text_20_body">Acquisition d’une nouvelle planète valides.</text:p>
      <text:p text:style-name="Text_20_body"><text:line-break/><text:line-break/><text:line-break/><text:line-break/><text:line-break/><text:line-break/><text:line-break/><text:line-break/></text:p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1"/>
      <text:p text:style-name="P1"/>
      <text:p text:style-name="P1"/>
      <text:h text:style-name="P2" text:outline-level="1"><text:soft-page-break/>Scénario C</text:h>
      <text:p text:style-name="P1">Fin de Partie</text:p>
      <text:p text:style-name="Text_20_body"/>
      <text:h text:style-name="Heading_20_2" text:outline-level="2">1)choix action</text:h>
      <text:p text:style-name="Text_20_body">La sélection d’une action se fait automatiquement lorsque le nombre d'anneaux de chaque joueur tombe a 0.</text:p>
      <text:p text:style-name="Text_20_body">Test1.1</text:p>
      <text:p text:style-name="Text_20_body">nombre d’anneaux disponible pour chaque joueur</text:p>
      <text:p text:style-name="Text_20_body">Test1.2</text:p>
      <text:p text:style-name="Text_20_body">nombre d’anneaux indisponible pour chaque joueur</text:p>
      <text:p text:style-name="Text_20_body">Test1.3</text:p>
      <text:p text:style-name="Text_20_body">Comparaison du nombre de planètes appartenant uniquement au système solaire le plus proche du centre de la galaxie.</text:p>
      <text:p text:style-name="Text_20_body">Test1.4</text:p>
      <text:p text:style-name="Text_20_body">Affichage de fin de partie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10T09:50:27.654000000</dc:date>
    <meta:editing-duration>PT43M8S</meta:editing-duration>
    <meta:editing-cycles>9</meta:editing-cycles>
    <meta:generator>LibreOffice/7.1.3.2$Windows_X86_64 LibreOffice_project/47f78053abe362b9384784d31a6e56f8511eb1c1</meta:generator>
    <meta:document-statistic meta:table-count="0" meta:image-count="0" meta:object-count="0" meta:page-count="5" meta:paragraph-count="69" meta:word-count="435" meta:character-count="2816" meta:non-whitespace-character-count="2427"/>
  </office:meta>
</office:document-meta>
</file>